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Horizontal_20_Line">
      <style:paragraph-properties fo:line-height="100%"/>
    </style:style>
    <style:style style:name="P3" style:family="paragraph" style:parent-style-name="Heading_20_3">
      <style:paragraph-properties fo:line-height="100%"/>
    </style:style>
    <style:style style:name="P4" style:family="paragraph" style:parent-style-name="Text_20_body" style:list-style-name="L1">
      <style:paragraph-properties fo:margin-top="0in" fo:margin-bottom="0in" style:contextual-spacing="false" fo:line-height="100%"/>
    </style:style>
    <style:style style:name="P5" style:family="paragraph" style:parent-style-name="Text_20_body" style:list-style-name="L1">
      <style:paragraph-properties fo:line-height="100%"/>
    </style:style>
    <style:style style:name="P6" style:family="paragraph" style:parent-style-name="Text_20_body" style:list-style-name="L2">
      <style:paragraph-properties fo:margin-top="0in" fo:margin-bottom="0in" style:contextual-spacing="false" fo:line-height="100%"/>
    </style:style>
    <style:style style:name="P7" style:family="paragraph" style:parent-style-name="Text_20_body" style:list-style-name="L2">
      <style:paragraph-properties fo:line-height="100%"/>
    </style:style>
    <style:style style:name="P8" style:family="paragraph" style:parent-style-name="Quotations">
      <style:paragraph-properties fo:line-height="100%"/>
    </style:style>
    <style:style style:name="P9" style:family="paragraph" style:parent-style-name="Text_20_body" style:list-style-name="L3">
      <style:paragraph-properties fo:margin-top="0in" fo:margin-bottom="0in" style:contextual-spacing="false" fo:line-height="100%"/>
    </style:style>
    <style:style style:name="P10" style:family="paragraph" style:parent-style-name="Text_20_body" style:list-style-name="L3">
      <style:paragraph-properties fo:line-height="100%"/>
    </style:style>
    <style:style style:name="P11" style:family="paragraph" style:parent-style-name="Text_20_body" style:list-style-name="L4">
      <style:paragraph-properties fo:margin-top="0in" fo:margin-bottom="0in" style:contextual-spacing="false" fo:line-height="100%"/>
    </style:style>
    <style:style style:name="P12" style:family="paragraph" style:parent-style-name="Text_20_body" style:list-style-name="L4">
      <style:paragraph-properties fo:line-height="100%"/>
    </style:style>
    <style:style style:name="P13" style:family="paragraph" style:parent-style-name="Text_20_body" style:list-style-name="L5">
      <style:paragraph-properties fo:margin-top="0in" fo:margin-bottom="0in" style:contextual-spacing="false" fo:line-height="100%"/>
    </style:style>
    <style:style style:name="P14" style:family="paragraph" style:parent-style-name="Text_20_body" style:list-style-name="L5">
      <style:paragraph-properties fo:line-height="100%"/>
    </style:style>
    <style:style style:name="P15" style:family="paragraph" style:parent-style-name="Text_20_body" style:list-style-name="L6">
      <style:paragraph-properties fo:margin-top="0in" fo:margin-bottom="0in" style:contextual-spacing="false" fo:line-height="100%"/>
    </style:style>
    <style:style style:name="P16" style:family="paragraph" style:parent-style-name="Text_20_body" style:list-style-name="L6">
      <style:paragraph-properties fo:line-height="100%"/>
    </style:style>
    <style:style style:name="P17" style:family="paragraph" style:parent-style-name="Heading_20_5">
      <style:paragraph-properties fo:line-height="100%"/>
      <style:text-properties officeooo:rsid="00003971" officeooo:paragraph-rsid="00003971"/>
    </style:style>
    <style:style style:name="P18" style:family="paragraph" style:parent-style-name="Heading_20_6">
      <style:paragraph-properties fo:line-height="100%"/>
    </style:style>
    <style:style style:name="P19" style:family="paragraph" style:parent-style-name="Text_20_body" style:list-style-name="L7">
      <style:paragraph-properties fo:line-height="100%"/>
    </style:style>
    <style:style style:name="P20" style:family="paragraph" style:parent-style-name="Text_20_body" style:list-style-name="L7">
      <style:paragraph-properties fo:margin-top="0in" fo:margin-bottom="0in" style:contextual-spacing="false" fo:line-height="100%"/>
    </style:style>
    <style:style style:name="P21" style:family="paragraph" style:parent-style-name="Text_20_body" style:list-style-name="L8">
      <style:paragraph-properties fo:margin-top="0in" fo:margin-bottom="0in" style:contextual-spacing="false" fo:line-height="100%"/>
    </style:style>
    <style:style style:name="P22" style:family="paragraph" style:parent-style-name="Text_20_body" style:list-style-name="L8">
      <style:paragraph-properties fo:line-height="100%"/>
    </style:style>
    <style:style style:name="P23" style:family="paragraph" style:parent-style-name="Text_20_body" style:list-style-name="L9">
      <style:paragraph-properties fo:margin-top="0in" fo:margin-bottom="0in" style:contextual-spacing="false" fo:line-height="100%"/>
    </style:style>
    <style:style style:name="P24" style:family="paragraph" style:parent-style-name="Text_20_body" style:list-style-name="L9">
      <style:paragraph-properties fo:line-height="100%"/>
    </style:style>
    <style:style style:name="P25" style:family="paragraph" style:parent-style-name="Text_20_body" style:list-style-name="L10">
      <style:paragraph-properties fo:margin-top="0in" fo:margin-bottom="0in" style:contextual-spacing="false" fo:line-height="100%"/>
    </style:style>
    <style:style style:name="P26" style:family="paragraph" style:parent-style-name="Text_20_body" style:list-style-name="L10">
      <style:paragraph-properties fo:line-height="100%"/>
    </style:style>
    <style:style style:name="P27" style:family="paragraph" style:parent-style-name="Standard">
      <style:paragraph-properties fo:line-height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s, you're absolutely right! ChatGPT <text:span text:style-name="Strong_20_Emphasis">generates an answer and then internally evaluates it</text:span> in a process called <text:span text:style-name="Strong_20_Emphasis">"self-consistency"</text:span> or <text:span text:style-name="Strong_20_Emphasis">internal verification</text:span>. Here’s how it works:</text:p>
      <text:p text:style-name="P2"/>
      <text:h text:style-name="P3" text:outline-level="3"><text:span text:style-name="Strong_20_Emphasis">How ChatGPT Self-Checks Its Own Answers</text:span></text:h>
      <text:p text:style-name="P1">When generating a response, the model <text:span text:style-name="Strong_20_Emphasis">doesn’t just output the first possible answer</text:span>. Instead, it goes through a kind of <text:span text:style-name="Strong_20_Emphasis">internal feedback loop</text:span> to improve accuracy.</text:p>
      <text:h text:style-name="P3" text:outline-level="3"><text:span text:style-name="Strong_20_Emphasis">1. Iterative Generation (Re-Checking Before Responding)</text:span></text:h>
      <text:list text:style-name="L1">
        <text:list-item>
          <text:p text:style-name="P4">The model first <text:span text:style-name="Strong_20_Emphasis">generates multiple possible answers</text:span> internally. </text:p>
        </text:list-item>
        <text:list-item>
          <text:p text:style-name="P4">Then, it <text:span text:style-name="Strong_20_Emphasis">compares these responses</text:span> for consistency. </text:p>
        </text:list-item>
        <text:list-item>
          <text:p text:style-name="P5">If one version looks significantly different from others, it may <text:span text:style-name="Strong_20_Emphasis">reanalyze and refine</text:span> the final answer before displaying it. </text:p>
        </text:list-item>
      </text:list>
      <text:p text:style-name="P1">This is why sometimes if you ask a complex question, <text:span text:style-name="Strong_20_Emphasis">it takes slightly longer to respond</text:span>—it's running internal checks.</text:p>
      <text:p text:style-name="P2"/>
      <text:h text:style-name="P3" text:outline-level="3"><text:span text:style-name="Strong_20_Emphasis">2. Re-Evaluating Answer Logic (Implicit Self-Verification)</text:span></text:h>
      <text:p text:style-name="P1">Once an answer is generated:</text:p>
      <text:list text:style-name="L2">
        <text:list-item>
          <text:p text:style-name="P6">It runs an implicit <text:span text:style-name="Strong_20_Emphasis">"sanity check"</text:span> to see if the response <text:span text:style-name="Strong_20_Emphasis">contradicts common knowledge</text:span>. </text:p>
        </text:list-item>
        <text:list-item>
          <text:p text:style-name="P6">If something seems off, it may automatically <text:span text:style-name="Strong_20_Emphasis">revise or soften the claim</text:span> (e.g., adding "this may not always be the case"). </text:p>
        </text:list-item>
        <text:list-item>
          <text:p text:style-name="P7">If you ask <text:span text:style-name="Strong_20_Emphasis">a follow-up question that contradicts the first answer</text:span>, it often recognizes this and tries to resolve the contradiction. </text:p>
        </text:list-item>
      </text:list>
      <text:p text:style-name="P1">Example:</text:p>
      <text:p text:style-name="P8"><text:span text:style-name="Strong_20_Emphasis">User:</text:span> "Who won the FIFA World Cup in 2022?"<text:line-break/><text:span text:style-name="Strong_20_Emphasis">ChatGPT (first pass):</text:span> "France won the World Cup in 2022."<text:line-break/><text:span text:style-name="Strong_20_Emphasis">Internal check:</text:span> Wait, that's wrong!<text:line-break/><text:span text:style-name="Strong_20_Emphasis">Final response:</text:span> "Argentina won the FIFA World Cup in 2022."</text:p>
      <text:p text:style-name="P2"/>
      <text:h text:style-name="P3" text:outline-level="3"><text:span text:style-name="Strong_20_Emphasis">3. Probability-Based Confidence Scoring</text:span></text:h>
      <text:list text:style-name="L3">
        <text:list-item>
          <text:p text:style-name="P9">Each response <text:span text:style-name="Strong_20_Emphasis">has a probability score</text:span> based on how certain the model is. </text:p>
        </text:list-item>
        <text:list-item>
          <text:p text:style-name="P9">If two different answers <text:span text:style-name="Strong_20_Emphasis">compete</text:span> internally, it will <text:span text:style-name="Strong_20_Emphasis">choose the more probable one</text:span> or clarify uncertainty. </text:p>
        </text:list-item>
        <text:list-item>
          <text:p text:style-name="P10">If uncertainty is high, it might <text:span text:style-name="Strong_20_Emphasis">ask you for more details</text:span> or suggest <text:span text:style-name="Strong_20_Emphasis">checking sources</text:span>. </text:p>
        </text:list-item>
      </text:list>
      <text:p text:style-name="P2"/>
      <text:h text:style-name="P3" text:outline-level="3"><text:span text:style-name="Strong_20_Emphasis">4. Multi-Step Reasoning for Problem Solving</text:span></text:h>
      <text:p text:style-name="P1">If a question requires multiple steps:</text:p>
      <text:list text:style-name="L4">
        <text:list-item>
          <text:p text:style-name="P11">It <text:span text:style-name="Strong_20_Emphasis">solves the problem in parts</text:span>. </text:p>
        </text:list-item>
        <text:list-item>
          <text:p text:style-name="P11">It <text:span text:style-name="Strong_20_Emphasis">re-checks each step internally</text:span>. </text:p>
        </text:list-item>
        <text:list-item>
          <text:p text:style-name="P12">If any part seems inconsistent, it <text:span text:style-name="Strong_20_Emphasis">self-corrects</text:span> before displaying the final answer. </text:p>
        </text:list-item>
      </text:list>
      <text:p text:style-name="P1"><text:soft-page-break/>Example:</text:p>
      <text:p text:style-name="P8"><text:span text:style-name="Strong_20_Emphasis">User:</text:span> "What is 5 + 3 × 2?"<text:line-break/><text:span text:style-name="Strong_20_Emphasis">First pass:</text:span> 5 + 3 = 8, then × 2 = 16 (wrong).<text:line-break/><text:span text:style-name="Strong_20_Emphasis">Internal check:</text:span> Order of operations!<text:line-break/><text:span text:style-name="Strong_20_Emphasis">Final response:</text:span> "5 + (3 × 2) = 5 + 6 = 11."</text:p>
      <text:p text:style-name="P2"/>
      <text:h text:style-name="P3" text:outline-level="3"><text:span text:style-name="Strong_20_Emphasis">5. Detecting Contradictions in Its Own Answers</text:span></text:h>
      <text:p text:style-name="P1">If you ask conflicting questions, it often:</text:p>
      <text:list text:style-name="L5">
        <text:list-item>
          <text:p text:style-name="P13">Notices the contradiction. </text:p>
        </text:list-item>
        <text:list-item>
          <text:p text:style-name="P13">Adjusts the response. </text:p>
        </text:list-item>
        <text:list-item>
          <text:p text:style-name="P14">Sometimes even <text:span text:style-name="Strong_20_Emphasis">admits its mistake</text:span> and corrects itself. </text:p>
        </text:list-item>
      </text:list>
      <text:p text:style-name="P1">Example:</text:p>
      <text:p text:style-name="P8"><text:span text:style-name="Strong_20_Emphasis">User:</text:span> "Who was the first person on Mars?"<text:line-break/><text:span text:style-name="Strong_20_Emphasis">ChatGPT:</text:span> "No human has been to Mars yet."<text:line-break/><text:span text:style-name="Strong_20_Emphasis">User:</text:span> "Then why did you say Elon Musk landed on Mars in 2022?"<text:line-break/><text:span text:style-name="Strong_20_Emphasis">ChatGPT:</text:span> "Apologies for any confusion—no human has landed on Mars yet."</text:p>
      <text:p text:style-name="P2"/>
      <text:h text:style-name="P3" text:outline-level="3"><text:span text:style-name="Strong_20_Emphasis">6. When Self-Checking Fails (Hallucinations)</text:span></text:h>
      <text:p text:style-name="P1">Despite these internal checks, sometimes it <text:span text:style-name="Strong_20_Emphasis">hallucinates</text:span> (generates wrong but plausible-sounding info).<text:line-break/>This happens because:</text:p>
      <text:list text:style-name="L6">
        <text:list-item>
          <text:p text:style-name="P15">It doesn’t have <text:span text:style-name="Strong_20_Emphasis">real-time fact-checking</text:span> unless web access is enabled. </text:p>
        </text:list-item>
        <text:list-item>
          <text:p text:style-name="P15">If <text:span text:style-name="Strong_20_Emphasis">wrong data exists in training material</text:span>, it may accidentally use it. </text:p>
        </text:list-item>
        <text:list-item>
          <text:p text:style-name="P16">Some topics are <text:span text:style-name="Strong_20_Emphasis">ambiguous</text:span>, making internal verification harder. </text:p>
        </text:list-item>
      </text:list>
      <text:p text:style-name="P2"/>
      <text:h text:style-name="P3" text:outline-level="3"><text:span text:style-name="Strong_20_Emphasis">Final Takeaway</text:span></text:h>
      <text:p text:style-name="P1">✔ <text:span text:style-name="Strong_20_Emphasis">Yes, ChatGPT generates an answer and then checks it internally before showing it to you.</text:span><text:line-break/>✔ <text:span text:style-name="Strong_20_Emphasis">It uses multiple iterations, probability scoring, logical checks, and self-correction.</text:span><text:line-break/>✔ <text:span text:style-name="Strong_20_Emphasis">It can reanalyze if contradictions appear but isn’t always perfect.</text:span></text:p>
      <text:p text:style-name="P1">Would you like to test this with a tricky question? 😃</text:p>
      <text:h text:style-name="P17" text:outline-level="5">USER Question:</text:h>
      <text:p text:style-name="P1">do all most modern models do that? also is it something external to the basic model itself? </text:p>
      <text:h text:style-name="P18" text:outline-level="6">ChatGPT:</text:h>
      <text:h text:style-name="P3" text:outline-level="3"><text:span text:style-name="Strong_20_Emphasis">Do Most Modern AI Models Do This?</text:span></text:h>
      <text:p text:style-name="P1">Yes, <text:span text:style-name="Strong_20_Emphasis">most modern AI models</text:span> (especially <text:span text:style-name="Strong_20_Emphasis">LLMs like GPT-4, Gemini, Claude, and Mistral</text:span>) use <text:span text:style-name="Strong_20_Emphasis">some form of internal verification</text:span>, but the exact method varies:</text:p>
      <text:list text:style-name="L7">
        <text:list-item>
          <text:p text:style-name="P19"><text:span text:style-name="Strong_20_Emphasis">Self-Consistency Checking</text:span></text:p>
          <text:list>
            <text:list-item>
              <text:p text:style-name="P20"><text:soft-page-break/>Some models <text:span text:style-name="Strong_20_Emphasis">generate multiple answers internally</text:span> and select the most consistent one. </text:p>
            </text:list-item>
            <text:list-item>
              <text:p text:style-name="P20">This helps reduce random errors and contradictions. </text:p>
            </text:list-item>
            <text:list-item>
              <text:p text:style-name="P20">Used in <text:span text:style-name="Strong_20_Emphasis">GPT-4, Claude, and Gemini</text:span>. </text:p>
            </text:list-item>
          </text:list>
        </text:list-item>
        <text:list-item>
          <text:p text:style-name="P19"><text:span text:style-name="Strong_20_Emphasis">Step-by-Step Reasoning</text:span></text:p>
          <text:list>
            <text:list-item>
              <text:p text:style-name="P20">Models like GPT-4 and Claude often <text:span text:style-name="Strong_20_Emphasis">simulate human-like logical steps</text:span> to avoid mistakes. </text:p>
            </text:list-item>
            <text:list-item>
              <text:p text:style-name="P20">Some can even <text:span text:style-name="Strong_20_Emphasis">"think aloud"</text:span> if asked (like Chain-of-Thought reasoning). </text:p>
            </text:list-item>
          </text:list>
        </text:list-item>
        <text:list-item>
          <text:p text:style-name="P19"><text:span text:style-name="Strong_20_Emphasis">Explicit Verifier Models</text:span></text:p>
          <text:list>
            <text:list-item>
              <text:p text:style-name="P20">Some architectures <text:span text:style-name="Strong_20_Emphasis">use a separate model to verify responses</text:span> before outputting them. </text:p>
            </text:list-item>
            <text:list-item>
              <text:p text:style-name="P20">Example: OpenAI and DeepMind research include <text:span text:style-name="Strong_20_Emphasis">“critic models”</text:span> to filter and improve responses. </text:p>
            </text:list-item>
          </text:list>
        </text:list-item>
        <text:list-item>
          <text:p text:style-name="P19"><text:span text:style-name="Strong_20_Emphasis">External Search and Fact-Checking</text:span></text:p>
          <text:list>
            <text:list-item>
              <text:p text:style-name="P20"><text:span text:style-name="Strong_20_Emphasis">Bing Chat, Perplexity AI, and Bard (Gemini)</text:span> can <text:span text:style-name="Strong_20_Emphasis">look up real-time data</text:span> to verify information. </text:p>
            </text:list-item>
            <text:list-item>
              <text:p text:style-name="P20">ChatGPT (with web search enabled) can do this too. </text:p>
            </text:list-item>
            <text:list-item>
              <text:p text:style-name="P19">Some models are trained to <text:span text:style-name="Strong_20_Emphasis">cite sources</text:span>, reducing hallucinations. </text:p>
            </text:list-item>
          </text:list>
        </text:list-item>
      </text:list>
      <text:p text:style-name="P2"/>
      <text:h text:style-name="P3" text:outline-level="3"><text:span text:style-name="Strong_20_Emphasis">Is It Internal or External to the Model?</text:span></text:h>
      <text:p text:style-name="P1">This depends on the <text:span text:style-name="Strong_20_Emphasis">architecture</text:span>:</text:p>
      <text:p text:style-name="P1">✔ <text:span text:style-name="Strong_20_Emphasis">Internal Self-Checking (Built Into the Core Model)</text:span></text:p>
      <text:list text:style-name="L8">
        <text:list-item>
          <text:p text:style-name="P21">Some checking happens <text:span text:style-name="Strong_20_Emphasis">inside the model itself</text:span>. </text:p>
        </text:list-item>
        <text:list-item>
          <text:p text:style-name="P21">Examples: </text:p>
          <text:list>
            <text:list-item>
              <text:p text:style-name="P21"><text:span text:style-name="Strong_20_Emphasis">Probability-based scoring</text:span> (choosing the best answer). </text:p>
            </text:list-item>
            <text:list-item>
              <text:p text:style-name="P21"><text:span text:style-name="Strong_20_Emphasis">Consistency checks</text:span> (avoiding contradictions). </text:p>
            </text:list-item>
            <text:list-item>
              <text:p text:style-name="P21"><text:span text:style-name="Strong_20_Emphasis">Step-by-step validation</text:span> (for logic/math tasks). </text:p>
            </text:list-item>
          </text:list>
        </text:list-item>
        <text:list-item>
          <text:p text:style-name="P22">This is part of the <text:span text:style-name="Strong_20_Emphasis">"inference process"</text:span> when the model generates responses. </text:p>
        </text:list-item>
      </text:list>
      <text:p text:style-name="P1">✔ <text:span text:style-name="Strong_20_Emphasis">External Verifiers (Separate From the Model)</text:span></text:p>
      <text:list text:style-name="L9">
        <text:list-item>
          <text:p text:style-name="P23">Some AI systems use <text:span text:style-name="Strong_20_Emphasis">external modules</text:span> for fact-checking. </text:p>
        </text:list-item>
        <text:list-item>
          <text:p text:style-name="P23">Examples: </text:p>
          <text:list>
            <text:list-item>
              <text:p text:style-name="P23"><text:span text:style-name="Strong_20_Emphasis">Google Gemini</text:span> can do live searches. </text:p>
            </text:list-item>
            <text:list-item>
              <text:p text:style-name="P23"><text:span text:style-name="Strong_20_Emphasis">Bing AI</text:span> checks sources online. </text:p>
            </text:list-item>
            <text:list-item>
              <text:p text:style-name="P24"><text:span text:style-name="Strong_20_Emphasis">Some AI assistants use dedicated verification models</text:span> to review responses. </text:p>
            </text:list-item>
          </text:list>
        </text:list-item>
      </text:list>
      <text:p text:style-name="P1">💡 <text:span text:style-name="Strong_20_Emphasis">For ChatGPT (like GPT-4), most of the checking is internal unless web search is enabled.</text:span><text:line-break/>Other models (like Gemini or Bing Chat) rely more on external validation.</text:p>
      <text:p text:style-name="P2"/>
      <text:h text:style-name="P3" text:outline-level="3"><text:span text:style-name="Strong_20_Emphasis">How Is This Evolving?</text:span></text:h>
      <text:p text:style-name="P1">AI research is moving toward <text:span text:style-name="Strong_20_Emphasis">"Self-Reflective AI"</text:span>, where models:</text:p>
      <text:list text:style-name="L10">
        <text:list-item>
          <text:p text:style-name="P25"><text:span text:style-name="Strong_20_Emphasis">Generate an answer</text:span> → <text:span text:style-name="Strong_20_Emphasis">Critique their own response</text:span> → <text:span text:style-name="Strong_20_Emphasis">Revise if needed</text:span>. </text:p>
        </text:list-item>
        <text:list-item>
          <text:p text:style-name="P25">OpenAI and DeepMind are testing <text:span text:style-name="Strong_20_Emphasis">models that debate themselves</text:span> to improve accuracy. </text:p>
        </text:list-item>
        <text:list-item>
          <text:p text:style-name="P26">Future AI may have <text:span text:style-name="Strong_20_Emphasis">"meta-reasoning layers"</text:span> that explicitly check their logic. </text:p>
        </text:list-item>
      </text:list>
      <text:p text:style-name="P2"/>
      <text:h text:style-name="P3" text:outline-level="3"><text:soft-page-break/><text:span text:style-name="Strong_20_Emphasis">Final Answer</text:span></text:h>
      <text:p text:style-name="P1">✔ <text:span text:style-name="Strong_20_Emphasis">Yes, most modern models have internal reasoning and checking mechanisms.</text:span><text:line-break/>✔ <text:span text:style-name="Strong_20_Emphasis">Some also use external validation (web search, critic models, separate fact-checking).</text:span><text:line-break/>✔ <text:span text:style-name="Strong_20_Emphasis">ChatGPT mostly self-checks internally unless web browsing is enabled.</text:span><text:line-break/>✔ <text:span text:style-name="Strong_20_Emphasis">Future AI will likely have more explicit self-verification and reasoning steps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01:17:08.534000000</meta:creation-date>
    <meta:editing-duration>P1DT15H43M4S</meta:editing-duration>
    <meta:editing-cycles>2</meta:editing-cycles>
    <meta:generator>LibreOffice/24.8.5.2$Windows_X86_64 LibreOffice_project/fddf2685c70b461e7832239a0162a77216259f22</meta:generator>
    <dc:date>2025-03-12T17:10:18.468000000</dc:date>
    <meta:document-statistic meta:table-count="0" meta:image-count="0" meta:object-count="0" meta:page-count="4" meta:paragraph-count="83" meta:word-count="943" meta:character-count="5878" meta:non-whitespace-character-count="5023"/>
  </office:meta>
</office:document-meta>
</file>